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c063" officeooo:paragraph-rsid="001bc063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4" style:family="paragraph" style:parent-style-name="Standard">
      <style:text-properties officeooo:rsid="001d1408" officeooo:paragraph-rsid="001d1408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bc063"/>
    </style:style>
    <style:style style:name="T4" style:family="text">
      <style:text-properties officeooo:rsid="001d1408"/>
    </style:style>
    <style:style style:name="T5" style:family="text">
      <style:text-properties officeooo:rsid="001d6d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3">17th</text:span> of <text:span text:style-name="T3">January</text:span> 202<text:span text:style-name="T3">3</text:span> under the <text:span text:style-name="T3">27th</text:span> PA Meeting.</text:p>
      <text:p text:style-name="P1"/>
      <text:p text:style-name="P1">The Assembly, recognising the current situation,</text:p>
      <text:p text:style-name="P1"/>
      <text:p text:style-name="P2">Constitutes the need to implement the geyser plugin <text:span text:style-name="T4">(see: A1)</text:span> to enable cross-platform compatibility. <text:span text:style-name="T5">This because t</text:span>his <text:span text:style-name="T5">would </text:span>allow more players to join from bedrock.</text:p>
      <text:p text:style-name="P1"/>
      <text:p text:style-name="P1">And proceeds.</text:p>
      <text:p text:style-name="P1"/>
      <text:p text:style-name="P1">Signed by,</text:p>
      <text:p text:style-name="P2">eldegron</text:p>
      <text:p text:style-name="P2">Comradedoggo_23</text:p>
      <text:p text:style-name="P2">Emeralda_axe7</text:p>
      <text:p text:style-name="P2"/>
      <text:p text:style-name="P1"/>
      <text:p text:style-name="P1"/>
      <text:p text:style-name="Standard"><text:span text:style-name="T1">[</text:span><text:span text:style-name="T2">Motion 27-1: To add bedrock compatibility</text:span><text:span text:style-name="T1">]</text:span></text:p>
      <text:p text:style-name="Standard"><text:span text:style-name="T1"/></text:p>
      <text:p text:style-name="P4"><text:span text:style-name="T1">APPENDIX A:</text:span></text:p>
      <text:p text:style-name="P4"><text:span text:style-name="T1">Plugin link: https://www.spigotmc.org/resources/geyser-minecraft-bedrock-protocol-support.81297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8T23:20:15.477265609</dc:date>
    <meta:editing-duration>PT3M16S</meta:editing-duration>
    <meta:editing-cycles>8</meta:editing-cycles>
    <meta:generator>LibreOffice/7.4.4.2$Linux_X86_64 LibreOffice_project/4eb4660f0b3234c9c640fffa203ebed9f9db1745</meta:generator>
    <meta:document-statistic meta:table-count="0" meta:image-count="0" meta:object-count="0" meta:page-count="1" meta:paragraph-count="11" meta:word-count="64" meta:character-count="509" meta:non-whitespace-character-count="456"/>
  </office:meta>
</office:document-meta>
</file>